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801cm" table:align="margins"/>
    </style:style>
    <style:style style:name="Tabulka1.A" style:family="table-column">
      <style:table-column-properties style:column-width="8.901cm" style:rel-column-width="32767*"/>
    </style:style>
    <style:style style:name="Tabulka1.B" style:family="table-column">
      <style:table-column-properties style:column-width="8.901cm" style:rel-column-width="32768*"/>
    </style:style>
    <style:style style:name="Tabulka1.A1" style:family="table-cell">
      <style:table-cell-properties fo:padding="0.097cm" fo:border="none"/>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3" style:family="paragraph" style:parent-style-name="Text_20_body">
      <style:text-properties fo:background-color="transparent"/>
    </style:style>
    <style:style style:name="P4" style:family="paragraph" style:parent-style-name="Text_20_body">
      <style:text-properties fo:font-weight="bold" fo:background-color="transparent" style:font-weight-asian="bold" style:font-weight-complex="bold"/>
    </style:style>
    <style:style style:name="P5" style:family="paragraph" style:parent-style-name="Text_20_body">
      <style:text-properties fo:language="en" fo:country="US"/>
    </style:style>
    <style:style style:name="P6" style:family="paragraph" style:parent-style-name="Text_20_body">
      <style:text-properties fo:language="en" fo:country="US" fo:font-style="normal" style:font-style-asian="normal" style:font-style-complex="normal"/>
    </style:style>
    <style:style style:name="P7" style:family="paragraph" style:parent-style-name="Text_20_body">
      <style:text-properties fo:language="en" fo:country="US" officeooo:paragraph-rsid="001ef8a3"/>
    </style:style>
    <style:style style:name="P8" style:family="paragraph" style:parent-style-name="Text_20_body">
      <style:text-properties officeooo:paragraph-rsid="0018fdb9"/>
    </style:style>
    <style:style style:name="P9" style:family="paragraph" style:parent-style-name="Text_20_body">
      <style:text-properties fo:font-size="6pt" style:font-size-asian="5.25pt" style:font-size-complex="6pt"/>
    </style:style>
    <style:style style:name="P10" style:family="paragraph" style:parent-style-name="Heading_20_1">
      <style:paragraph-properties fo:margin-left="0cm" fo:margin-right="0cm" fo:text-indent="0cm" style:auto-text-indent="false"/>
      <style:text-properties officeooo:paragraph-rsid="001ef8a3" fo:background-color="transparent"/>
    </style:style>
    <style:style style:name="P11" style:family="paragraph" style:parent-style-name="Text_20_body">
      <style:paragraph-properties fo:margin-left="0.499cm" fo:margin-right="0cm" fo:text-align="start" style:justify-single-word="false" fo:text-indent="-0.499cm" style:auto-text-indent="false">
        <style:tab-stops/>
      </style:paragraph-properties>
      <style:text-properties officeooo:paragraph-rsid="0018fdb9"/>
    </style:style>
    <style:style style:name="P12" style:family="paragraph" style:parent-style-name="Text_20_body">
      <style:paragraph-properties fo:margin-left="0.499cm" fo:margin-right="0cm" fo:text-align="start" style:justify-single-word="false" fo:text-indent="-0.499cm" style:auto-text-indent="false">
        <style:tab-stops/>
      </style:paragraph-properties>
      <style:text-properties fo:language="en" fo:country="US" fo:font-weight="bold" officeooo:rsid="0018fdb9" officeooo:paragraph-rsid="0018fdb9" style:font-weight-asian="bold" style:font-weight-complex="bold"/>
    </style:style>
    <style:style style:name="P13" style:family="paragraph" style:parent-style-name="Text_20_body">
      <style:paragraph-properties fo:text-align="start" style:justify-single-word="false"/>
      <style:text-properties fo:font-size="11.5pt" officeooo:paragraph-rsid="0018fdb9" style:font-size-asian="10.5pt"/>
    </style:style>
    <style:style style:name="P14" style:family="paragraph" style:parent-style-name="Text_20_body">
      <style:text-properties officeooo:paragraph-rsid="00228907"/>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fo:font-weight="bold" style:font-style-asian="normal" style:font-weight-asian="bold" style:font-style-complex="normal"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normal" officeooo:rsid="0018fdb9" style:font-weight-asian="normal" style:font-weight-complex="normal"/>
    </style:style>
    <style:style style:name="T10" style:family="text">
      <style:text-properties fo:language="en" fo:country="US" fo:font-weight="bold" officeooo:rsid="0018fdb9"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c85ce" style:font-style-asian="normal" style:font-style-complex="normal"/>
    </style:style>
    <style:style style:name="T14" style:family="text">
      <style:text-properties fo:font-style="normal" officeooo:rsid="00228907"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ab946"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214bcf"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8fdb9" style:font-weight-asian="bold" style:font-weight-complex="bold"/>
    </style:style>
    <style:style style:name="T21" style:family="text">
      <style:text-properties fo:font-weight="bold" officeooo:rsid="00214bcf" style:font-weight-asian="bold" style:font-weight-complex="bold"/>
    </style:style>
    <style:style style:name="T22" style:family="text">
      <style:text-properties style:text-position="sub 58%" fo:font-style="normal" fo:font-weight="normal" style:font-style-asian="normal" style:font-weight-asian="normal" style:font-style-complex="normal" style:font-weight-complex="normal"/>
    </style:style>
    <style:style style:name="T23" style:family="text">
      <style:text-properties fo:background-color="#ffffff" loext:char-shading-value="0"/>
    </style:style>
    <style:style style:name="T24" style:family="text">
      <style:text-properties fo:color="#ff3333" fo:font-weight="bold" style:font-weight-asian="bold" style:font-weight-complex="bold"/>
    </style:style>
    <style:style style:name="T25" style:family="text">
      <style:text-properties officeooo:rsid="00187ff5"/>
    </style:style>
    <style:style style:name="T26" style:family="text">
      <style:text-properties officeooo:rsid="0018fdb9"/>
    </style:style>
    <style:style style:name="T27" style:family="text">
      <style:text-properties officeooo:rsid="001ab946"/>
    </style:style>
    <style:style style:name="T28" style:family="text">
      <style:text-properties officeooo:rsid="0020ea92"/>
    </style:style>
    <style:style style:name="T29" style:family="text">
      <style:text-properties officeooo:rsid="00214bcf"/>
    </style:style>
    <style:style style:name="T30" style:family="text">
      <style:text-properties officeooo:rsid="00228907"/>
    </style:style>
    <style:style style:name="T31"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font-name=".AppleSystemUIFont" fo:font-size="10pt" fo:language="en" fo:country="US" style:language-asian="zh" style:country-asian="CN" style:language-complex="hi" style:country-complex="IN"/>
    </style:style>
    <style:style style:name="T35"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size="10pt" fo:language="en" fo:country="US" style:language-asian="zh" style:country-asian="CN"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 <text:span text:style-name="T25">Proposal</text:span>: <text:span text:style-name="T25">Multilingual Parsing from Raw Text to Universal Dependencies</text:span></text:p>
      <text:h text:style-name="Heading_20_1" text:outline-level="1">Organizing Committee</text:h>
      <text:p text:style-name="P8"><text:span text:style-name="T24">Main contact person:</text:span><text:span text:style-name="T19"> Dan Zeman, </text:span><text:a xlink:type="simple" xlink:href="mailto:zeman@ufal.mff.cuni.cz" text:style-name="Internet_20_link" text:visited-style-name="Visited_20_Internet_20_Link"><text:span text:style-name="T19">zeman@ufal.mff.cuni.cz</text:span></text:a></text:p>
      <table:table table:name="Tabulka1" table:style-name="Tabulka1">
        <table:table-column table:style-name="Tabulka1.A"/>
        <table:table-column table:style-name="Tabulka1.B"/>
        <table:table-row>
          <table:table-cell table:style-name="Tabulka1.A1" office:value-type="string">
            <text:p text:style-name="P11"><text:span text:style-name="T10">Chair:</text:span><text:span text:style-name="T9"> </text:span><text:span text:style-name="T1">Jan Hajič, </text:span><text:span text:style-name="T4">Charles University, Prague &lt;</text:span><text:a xlink:type="simple" xlink:href="mailto:hajic@ufal.mff.cuni.cz" text:style-name="Internet_20_link" text:visited-style-name="Visited_20_Internet_20_Link"><text:span text:style-name="T1">hajic@ufal.mff.cuni.cz</text:span></text:a><text:span text:style-name="T4">&gt;</text:span></text:p>
            <text:p text:style-name="P12">Management group:</text:p>
            <text:p text:style-name="P11"><text:span text:style-name="T9">J</text:span>oakim Nivre, Uppsala University<text:line-break/>&lt;<text:a xlink:type="simple" xlink:href="mailto:joakim.nivre@lingfil.uu.se" text:style-name="Internet_20_link" text:visited-style-name="Visited_20_Internet_20_Link">joakim.nivre@lingfil.uu.se</text:a>&gt;</text:p>
            <text:p text:style-name="P11">Daniel Zeman, Charles University, Prague<text:line-break/>&lt;<text:a xlink:type="simple" xlink:href="mailto:zeman@ufal.mff.cuni.cz" text:style-name="Internet_20_link" text:visited-style-name="Visited_20_Internet_20_Link">zeman@ufal.mff.cuni.cz</text:a>&gt;</text:p>
            <text:p text:style-name="P11">Filip Ginter, University of Turku<text:line-break/>&lt;<text:a xlink:type="simple" xlink:href="mailto:ginter@cs.utu.fi" text:style-name="Internet_20_link" text:visited-style-name="Visited_20_Internet_20_Link">ginter@cs.utu.fi</text:a>&gt;</text:p>
            <text:p text:style-name="P11">Slav Petrov, Google<text:line-break/>&lt;<text:a xlink:type="simple" xlink:href="mailto:slav@google.com" text:style-name="Internet_20_link" text:visited-style-name="Visited_20_Internet_20_Link">slav@google.com</text:a>&gt;</text:p>
            <text:p text:style-name="P11">Milan Straka, Charles University, Prague<text:line-break/>&lt;<text:a xlink:type="simple" xlink:href="mailto:straka@ufal.mff.cuni.cz" text:style-name="Internet_20_link" text:visited-style-name="Visited_20_Internet_20_Link">straka@ufal.mff.cuni.cz</text:a>&gt;</text:p>
            <text:p text:style-name="P11">Martin Popel, Charles University, Prague<text:line-break/>&lt;<text:a xlink:type="simple" xlink:href="mailto:popel@ufal.mff.cuni.cz" text:style-name="Internet_20_link" text:visited-style-name="Visited_20_Internet_20_Link">popel@ufal.mff.cuni.cz</text:a>&gt;</text:p>
          </table:table-cell>
          <table:table-cell table:style-name="Tabulka1.A1" office:value-type="string">
            <text:p text:style-name="P13"><text:span text:style-name="T20">Support group:</text:span><text:line-break/>Christopher Manning, Stanford University<text:line-break/>Marie-Catherine de Marneffe, Ohio State University<text:line-break/>Yoav Goldberg, Bar Ilan University<text:line-break/>Reut Tsarfaty, Weizmann Institute of Science<text:line-break/>Sampo Pyysalo, University of Cambridge<text:line-break/>Francis Tyers, UiT / The Arctic U. of Norway<text:line-break/>Jenna Kanerva, University of Turku<text:line-break/>Lilja Øvrelid, University of Oslo<text:line-break/>Giuseppe Celano, University of Leipzig<text:line-break/>Miguel Ballesteros, Pompeu Fabra University<text:line-break/>Çağrı Çöltekin, University of T<text:span text:style-name="T1">ü</text:span><text:span text:style-name="T4">bingen</text:span><text:line-break/>Tommi Pirinen, University of Hamburg<text:line-break/>Paola Merlo, University of Geneva<text:line-break/>Anssi Yli-Jyrä, University of Helsinki<text:line-break/>Özlem Çetinoğlu, University of Stuttgart<text:line-break/>Jon Dehdari, <text:span text:style-name="T26">DFKI and University of Saarland</text:span><text:line-break/>Juhani Luotolahti, University of Turku</text:p>
          </table:table-cell>
        </table:table-row>
      </table:table>
      <text:p text:style-name="P9"/>
      <text:h text:style-name="Heading_20_1" text:outline-level="1">Description of the Shared Task</text:h>
      <text:p text:style-name="Text_20_body">Learning dependency parsers is a popular sub-task of natural language learning, useful in downstream applications as well as in linguistic research. Besides parsing proper, this task should address two related problems: working on multiple languages, including languages for which little or no data is available, and working in a real-world setting, without manually curated segmentation, tagging, etc. This task has been made possible by the Universal Dependencies initiative <text:span text:style-name="T12">(UD, </text:span><text:a xlink:type="simple" xlink:href="http://universaldependencies.org/" text:style-name="Internet_20_link" text:visited-style-name="Visited_20_Internet_20_Link"><text:span text:style-name="T12">http://universaldependencies.org/</text:span></text:a><text:span text:style-name="T12">)</text:span>, which has developed treebanks for 40+ languages with cross-linguistically consistent annotation and recoverability of the original raw texts.</text:p>
      <text:p text:style-name="P14">Participating systems will have to find labeled syntactic dependencies between words, i.e. a <text:span text:style-name="T12">syntactic</text:span><text:span text:style-name="T11"> head</text:span><text:span text:style-name="T12"> for each word, and a </text:span><text:span text:style-name="T11">label</text:span><text:span text:style-name="T12"> classifying the type of the dependency relation. There will be multiple test sets in various languages but all data sets will adhere to the common annotation style of UD. Participants will be asked to parse raw text where no gold-standard </text:span><text:span text:style-name="T14">pre-processing</text:span><text:span text:style-name="T12"> (tokenization, lemmas, morphology) is available. However, there </text:span><text:span text:style-name="T14">are</text:span><text:span text:style-name="T12"> a</text:span><text:span text:style-name="T13">t least </text:span><text:span text:style-name="T14">two</text:span><text:span text:style-name="T12"> open-source pipeline</text:span><text:span text:style-name="T14">s</text:span><text:span text:style-name="T12"> (</text:span><office:annotation office:name="__Annotation__482_1689775935"><dc:creator>Joakim Nivre</dc:creator><dc:date>2016-08-26T09:57:38</dc:date><text:p text:style-name="P15"><text:span text:style-name="T31">Is UDPipe the only permitted preprocessor or is SyntaxNet fair game too? We don't need to decide this now.</text:span></text:p><text:p text:style-name="P15"><text:span text:style-name="T31"/></text:p></office:annotation><text:span text:style-name="T12">UDPipe</text:span><office:annotation-end office:name="__Annotation__482_1689775935"/><office:annotation><dc:creator>Daniel Zeman</dc:creator><dc:date>2016-08-26T17:08:31</dc:date><loext:sender-initials>DZ</loext:sender-initials><text:p text:style-name="P15"><text:span text:style-name="T36">Odpověď na Joakim Nivre (26.08.2016, 09:57): "..."</text:span></text:p><text:p><text:span text:style-name="T37">SyntaxNet is OK too. I mentioned UDPipe to demonstrate that a tool exists, not that you cannot use anything else. I don’t even think we have to list it. If there is a freely available tool, especially if it is open source, I believe you can make it part of your system regardless that you did not code it yourself. (If that were not possible, then could you use any public libraries?) It is the responsibility of the participants to make sure that there is a contribution of their own that they can be proud of.</text:span></text:p><text:p><text:span text:style-name="T37"/></text:p><text:p><text:span text:style-name="T37">On the other hand, we are not so generous with data, and some tools may contain both code and data. But we have to rely on common sense and honesty of the participants anyways, so we probably don’t need detailed rules here.</text:span></text:p></office:annotation><text:span text:style-name="T12">, </text:span><text:a xlink:type="simple" xlink:href="https://ufal.mff.cuni.cz/udpipe/" text:style-name="Internet_20_link" text:visited-style-name="Visited_20_Internet_20_Link"><text:span text:style-name="T12">https://ufal.mff.cuni.cz/udpipe/</text:span></text:a><text:span text:style-name="T12">, </text:span><text:span text:style-name="T14">and SyntaxNet, </text:span><text:a xlink:type="simple" xlink:href="https://www.tensorflow.org/versions/r0.9/tutorials/syntaxnet/index.html" text:style-name="Internet_20_link" text:visited-style-name="Visited_20_Internet_20_Link"><text:span text:style-name="T14">https://www.tensorflow.org/versions/r0.9/tutorials/syntaxnet/index.html</text:span></text:a><text:span text:style-name="T12">) that the participants can run instead of training their own models for any steps preceding the dependency analysis. We will even provide variants of the test data that have been preprocessed by UDPipe. We believe that this makes the task reasonably accessible for everyone.</text:span></text:p>
      <text:p text:style-name="P1">We do not plan on running separate open and closed tracks. Instead, we want to include every system in a single track, which will be formally closed, but where the list of permitted resources is rather broad; see below for more on the data selection process.</text:p>
      <text:h text:style-name="Heading_20_1" text:outline-level="1">Data</text:h>
      <text:p text:style-name="Text_20_body">The task will only <text:span text:style-name="T30">utilize</text:span> resources that are publicly available, royalty-free, and under a license that is free at least for non-commercial usage (e.g., CC BY-SA or CC BY-NC-SA). The right to use the data must not be limited to the shared task, i.e., the data must be available for follow-up research too.</text:p>
      <text:h text:style-name="Heading_20_2" text:outline-level="2"><text:soft-page-break/>Treebanks</text:h>
      <text:p text:style-name="Text_20_body">The main data sets will be taken from the most recent version of the UD treebanks. Note that this means that the test data will be known in advance and we have to trust the participants not to take advantage of it. <text:span text:style-name="T30">For about 10-15 languages, we will</text:span> provide <office:annotation office:name="__Annotation__3269_1794885480"><dc:creator>Daniel Zeman</dc:creator><dc:date>2016-08-23T22:21:49</dc:date><text:p text:style-name="P16"><text:span text:style-name="T32">Should we also mention somewhere what we will do in case of multiple UD treebanks for one language, such as UD_Finnish and UD_Finnish-FTB?</text:span></text:p><text:p text:style-name="P16"><text:span text:style-name="T32"/></text:p><text:p text:style-name="P16"><text:span text:style-name="T32">We have agreed that each such treebank will be separately included in the macro average. Systems will know the treebank code so that they do not have to domain-adapt where it is not needed.</text:span></text:p></office:annotation><text:span text:style-name="T19">additional test sets</text:span><office:annotation-end office:name="__Annotation__3269_1794885480"/> that have not been previously released. These sets will <text:span text:style-name="T30">be on parallel text, not</text:span> necessarily be from the same domain as the training data for the given language<text:span text:style-name="T30">s</text:span>, but they will adhere to the UD annotation guidelines. Gold standard data from these sets will be only made available after the evaluation phase. Finally, there will be one or <text:span text:style-name="T29">two</text:span> <text:span text:style-name="T19">surprise language</text:span><text:span text:style-name="T21">s</text:span><text:span text:style-name="T19">,</text:span><text:span text:style-name="T17"> which have not been previously released in UD and for which we will not provide training or development data, except for a small sample at the beginning of the evaluation phase. The point of having surprise languages is to encourage participants to pursue truly multilingual approaches to parsing. </text:span><text:span text:style-name="T18">However, participants who do not want to focus on the surprise languages can run a simple delexicalized parser, as predicted POS tags will be provided.</text:span><text:span text:style-name="T17"> Gold-standard data of the surprise language(s) will be also made available after the shared task.</text:span></text:p>
      <text:p text:style-name="Text_20_body"><text:span text:style-name="T17">A conservative estimate is that we will be able to evaluate the systems on 20+ languages. We will only include UD treebanks which pass validation tests for the UD guidelines, and for which we can obtain a test set of at least 10,000 words. There is no upper limit on the test size (the largest test set is currently ~170K). Participants will receive training+development data with gold-standard tokenization, sentence segmentation, POS tags and dependency relations; for some languages also lemmas and/or </text:span><office:annotation office:name="__Annotation__570_1689775935"><dc:creator>Joakim Nivre</dc:creator><dc:date>2016-08-26T11:34:11</dc:date><text:p text:style-name="P15"><text:span text:style-name="T31">I think we should make morphological features obligatory. </text:span></text:p></office:annotation><text:span text:style-name="T17">morphological features</text:span><office:annotation-end office:name="__Annotation__570_1689775935"/><office:annotation><dc:creator>Daniel Zeman</dc:creator><dc:date>2016-08-26T17:22:40</dc:date><loext:sender-initials>DZ</loext:sender-initials><text:p text:style-name="P15"><text:span text:style-name="T36">Odpověď na Joakim Nivre (26.08.2016, 11:34): "..."</text:span></text:p><text:p><text:span text:style-name="T37">I like data with features but there is no way of checking their quality and completeness. We have a few tests that require certain features to be set for certain POS and we can make passing those tests mandatory. But I don’t think we can or shall go beyond that.</text:span></text:p></office:annotation><text:span text:style-name="T17">. The size of these data sets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span></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text:span text:style-name="T30">They</text:span> may not be available for all languages (note that UD contains also some classical languages such as Ancient Greek) but we are confident that we will be able to provide more than 500M words for most languages.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ese data sets, <text:s/>participants are simply referred to the OPUS website.</text:p>
      <text:h text:style-name="Heading_20_2" text:outline-level="2">Call for Additional Data</text:h>
      <text:p text:style-name="Text_20_body">Instead of organizing a separate open track we will encourage the participants to report (by the end of December) additional data they want to use. If the data sets are relevant to the task and meet the public availability condition, they will be added to the list of resources available to participants.</text:p>
      <text:h text:style-name="Heading_20_1" text:outline-level="1">Evaluation of Participating Systems</text:h>
      <text:p text:style-name="P3">All systems will be required to generate valid output in the CoNLL-U format for all test sets. They will know the language of the test set, but they must respond even to unknown language codes (for which there are no training data). The systems will be able to select either raw text as input, or the file pre-processed by UDPipe.<office:annotation><dc:creator>Daniel Zeman</dc:creator><dc:date>2016-08-25T16:55:07</dc:date><text:p text:style-name="P15"><text:span text:style-name="T32">I am tentatively removing the rule about multiple runs of one system on one dataset. I would be in favor of allowing up to N runs, which we will evaluate and the participant will be able to describe in their paper, under the condition that they tell us in advance, what is their </text:span><text:span text:style-name="T35">primary run</text:span><text:span text:style-name="T32">; we will use the primary run in the system ranking, even if it’s not the best-scoring run. We don’t have to describe these details in the proposal, only in the rules if the proposal gets accepted.</text:span></text:p></office:annotation><office:annotation><dc:creator>Joakim Nivre</dc:creator><dc:date>2016-08-26T13:24:53</dc:date><text:p text:style-name="P15"><text:span text:style-name="T33">Reply to Daniel Zeman (08/25/2016, 16:55): "..."</text:span></text:p><text:p><text:span text:style-name="T34">Agreed. Let's cross this bridge when we get to it. </text:span></text:p></office:annotation> Every system must produce <office:annotation office:name="__Annotation__267_1501412069"><dc:creator>Daniel Zeman</dc:creator><dc:date>2016-08-24T10:00:40</dc:date><text:p text:style-name="P15"><text:span text:style-name="T32">BTW, are we going to run the validator and discard outputs that contain cycles?</text:span></text:p><text:p text:style-name="P15"><text:span text:style-name="T32"/></text:p><text:p text:style-name="P15"><text:span text:style-name="T32">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15"><text:span text:style-name="T33">Reply to Daniel Zeman (08/24/2016, 10:00): "..."</text:span></text:p><text:p><text:span text:style-name="T34">We can run the validator and inform people if there output contains cycles, but it seems to harsh to discard it completely. Even though we prefer well-formed dependency trees, there are many applications where all people want is a set of dependencies. </text:span></text:p><text:p><text:span text:style-name="T34"/></text:p><text:p><text:span text:style-name="T34">I agree with the proposal to set the score to 0 for non-valid ouputs and to include this in the macro-average.</text:span></text:p></office:annotation> output for every test set.</text:p>
      <text:p text:style-name="P3">The evaluation will focus on dependency relations, i.e., the index of the head node and the dependency label. POS tags, lemmas and morphological features are not considered in the main evaluation metric, although the systems are free to predict them too. On the other hand, word segmentation must be reflected in the metric because the systems do not have access to gold-standard segmentation, and identifying the words is a prerequisite for dependency evaluation.</text:p>
      <text:p text:style-name="P3">The evaluation starts by aligning the system-produced words to the gold standard ones (<text:span text:style-name="T23">see Appendix</text:span> for details). Once the words are aligned, we will compute two metrics: Labeled Attachment Score (LAS) and a UD-specific metric that takes typological variation across languages into account by putting most weight on <text:soft-page-break/>dependency relations that can be expected to be parallel across languages. <text:s/>Systems will be ranked by a macro-average over all test sets, and we would prefer to use the UD-specific metric for this purpose to make scores more comparable across languages. However, we still need to study the effect of adopting a new metric and will fall back on standard LAS if we are not convinced that the new metric is adequate. The final choice of the main metric should in any case be made before the announcement of the <text:span text:style-name="T28">rules in December</text:span>. </text:p>
      <text:p text:style-name="P4">Labeled Attachment Score (LAS<text:span text:style-name="T12">)</text:span><text:span text:style-name="T15">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define LAS as F</text:span><text:span text:style-name="T22">1</text:span><text:span text:style-name="T15"> </text:span><text:span text:style-name="T16">=</text:span><text:span text:style-name="T15"> 2PR / (P+R).</text:span></text:p>
      <text:p text:style-name="P4"><text:span text:style-name="T12">UD-specific metric: </text:span><text:span text:style-name="T15">A leading idea behind the UD representations is to focus on dependencies between content words in order to maximize parallelism across languages, because function words often correlate with morphology (or nothing at all) in other languages. Since we do not evaluate morphological analysis in this task, it makes sense to also look at results without function words. An argument for this type of metric and a first proposal can be found in </text:span><text:a xlink:type="simple" xlink:href="http://stp.lingfil.uu.se/~nivre/docs/udeval-cl.pdf" text:style-name="Internet_20_link" text:visited-style-name="Visited_20_Internet_20_Link"><text:span text:style-name="T15">http://stp.lingfil.uu.se/~nivre/docs/udeval-cl.pdf</text:span></text:a><text:span text:style-name="T15">. Similarly to our extended LAS metric, the new metric is computed as F</text:span><text:span text:style-name="T22">1</text:span><text:span text:style-name="T15">-score of precision and recall and is sensitive to word segmentation errors. The difference to LAS is that there is a pre-defined list of content dependency relations, which are included in the evaluation or possibly weighted higher than other dependencies.</text:span></text:p>
      <text:p text:style-name="P2">Besides the two central metrics and one overall ranking of the systems, we will evaluate the systems along various other dimensions and we may publish additional rankings for sub-tasks (e.g., performance on the surprise languages). The evaluation script is not ready at the time of writing this proposal but it will be publicly available by the end of December at the latest.</text:p>
      <text:p text:style-name="Text_20_body">We plan to use the Tira platform (<text:a xlink:type="simple" xlink:href="http://www.tira.io/" text:style-name="Internet_20_link" text:visited-style-name="Visited_20_Internet_20_Link">http://www.tira.io/</text:a>) as suggested in the call for proposals. Therefore, participants will submit systems, not parsed data, allowing us to keep unreleased test data hidden until after the task has been completed. </text:p>
      <text:h text:style-name="Heading_20_1" text:outline-level="1">Timeline</text:h>
      <text:p text:style-name="Text_20_body">We agree to follow the timeline suggested in the call. Trial data (not necessarily for all languages) will be available in February 2017, train+dev in March and test data in May. No copyright-related issues have to be solved; the time between now and March will be mostly needed to refine the evaluation procedure and improve existing datasets and their compliance with the UD guidelines.</text:p>
      <text:h text:style-name="Heading_20_1" text:outline-level="1">Organizing Team</text:h>
      <text:p text:style-name="P5">The organizing team is chaired by Jan Hajič with Dan Zeman as assistant and main contact person. Together with Joakim Nivre, Filip Ginter, Slav Petrov, Milan Straka and Martin Popel, they form the management group who will do the bulk of the work. The larger support group will act as an advisory committee to the management group.</text:p>
      <text:p text:style-name="P5">Jan Hajič chaired the organizing committee for the 2009 CoNLL shared task, and Dan Zeman co-organized two SemEval shared tasks. Joakim Nivre chaired the organizing committee for the 2007 CoNLL shared task and was a member of the committee in 2008 and 2009. The management and support groups together comprise 10 of the core members of the UD consortium and some of the leading experts on dep<text:span text:style-name="T27">.</text:span> parsing. </text:p>
      <text:h text:style-name="Heading_20_1" text:outline-level="1">Other Relevant <office:annotation office:name="__Annotation__3172_1794885480"><dc:creator>Daniel Zeman</dc:creator><dc:date>2016-08-23T21:29:14</dc:date><text:p text:style-name="P16"><text:span text:style-name="T32">We can also mention here that we want to organize 2018 and what are the possible enhancements we foresee.</text:span></text:p></office:annotation>Information<office:annotation-end office:name="__Annotation__3172_1794885480"/></text:h>
      <text:p text:style-name="P7">There have been two CoNLL shared tasks in dependency parsing in 2006 and 2007. The current proposal differs from the previous tasks in several respects. We have treebanks in many languages that share the same annotation style, which makes multi-lingual approaches possible and cross-linguistic evaluation meaningful. Moreover, the number of languages is likely to exceed that of 2006 and 2007 combined. We will also propose a new evaluation metric tailored to the content-word-centric UD style. And finally, we evaluate end-to-end parsing with no gold-standard information available to the parsers.</text:p>
      <text:h text:style-name="P10" text:outline-level="1" text:is-list-header="true"><text:soft-page-break/>Appendix: Data format and evaluation details</text:h>
      <text:p text:style-name="Text_20_body">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11">syntactic words</text:span><text:span text:style-name="T12"> vs. </text:span><text:span text:style-name="T11">multi-word tokens</text:span><text:span text:style-name="T12">. It makes the tokenization step in UD harder than the relatively simple procedure called tokenization in other areas of NLP. For instance, German </text:span><text:span text:style-name="T11">zum</text:span><text:span text:style-name="T12"> is a contraction of the preposition </text:span><text:span text:style-name="T11">zu</text:span><text:span text:style-name="T12"> “to”, and the article </text:span><text:span text:style-name="T11">dem</text:span><text:span text:style-name="T12"> “the”. In UD it is a multi-word token consisting of two syntactic words, </text:span><text:span text:style-name="T11">zu</text:span><text:span text:style-name="T12"> and </text:span><text:span text:style-name="T11">dem</text:span><text:span text:style-name="T12">.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5">“to the city, to the house”. The corresponding CoNLL-U section could look like this:</text:span></text:p>
      <text:p text:style-name="P6">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5">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8">zur</text:span><text:span text:style-name="T5"> as a contraction and outputs</text:span></text:p>
      <text:p text:style-name="P6">1<text:tab/>zur<text:line-break/>2<text:tab/>Stadt<text:line-break/>3<text:tab/>,</text:p>
      <text:p text:style-name="Text_20_body"><text:span text:style-name="T5">we will treat any relations going to or from the node </text:span><text:span text:style-name="T8">zur</text:span><text:span text:style-name="T5"> as incorrect. The same will happen with the node “Stadt,”, should the system fail to separate punctuation from the word </text:span><text:span text:style-name="T8">Stadt</text:span><text:span text:style-name="T5">.</text:span></text:p>
      <text:p text:style-name="Text_20_body"><text:span text:style-name="T5">If the system wrongly splits the word </text:span><text:span text:style-name="T8">Haus</text:span><text:span text:style-name="T5"> and outputs</text:span></text:p>
      <text:p text:style-name="P6">7-8<text:tab/>Haus<text:line-break/>7<text:tab/>Hau<text:line-break/>8<text:tab/>das</text:p>
      <text:p text:style-name="Text_20_body"><text:span text:style-name="T5">relations involving either </text:span><text:span text:style-name="T8">Hau</text:span><text:span text:style-name="T5"> or </text:span><text:span text:style-name="T8">das</text:span><text:span text:style-name="T5"> will be considered incorrect.</text:span></text:p>
      <text:p text:style-name="Text_20_body"><text:span text:style-name="T5">Even if the system recognizes </text:span><text:span text:style-name="T8">zur</text:span><text:span text:style-name="T5"> as contraction but outputs wrong syntactic word forms, the tokens will be considered </text:span><office:annotation office:name="__Annotation__2285_1501412069"><dc:creator>Daniel Zeman</dc:creator><dc:date>2016-08-24T16:34:54</dc:date><text:p text:style-name="P15"><text:span text:style-name="T32">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15"><text:span text:style-name="T32"/></text:p><text:p text:style-name="P15"><text:span text:style-name="T32">At least we should disregard case in comparing the word forms, as it is unclear whether ZUM should be ZU DEM, Zu dem, zu dem or something else.</text:span></text:p></office:annotation><text:span text:style-name="T5">incorrect</text:span><office:annotation-end office:name="__Annotation__2285_1501412069"/><text:span text:style-name="T5">:</text:span></text:p>
      <text:p text:style-name="P6">1-2<text:tab/>zur<text:line-break/>1<text:tab/>zur<text:line-break/>2<text:tab/>der</text:p>
      <text:p text:style-name="P6">Relations involving node 1 are incorrect but relations involving node 2 may be correct.</text:p>
      <text:h text:style-name="Heading_20_2" text:outline-level="2">Aligning system words with the gold standard</text:h>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Now let’s assume there are multi-word tokens. They may contain anything, without any similarity to the original text; however, the data still contains the original surface form and we know to which part of the <text:soft-page-break/>underlying text they correspond. So we only have to align the individual words between a gold and a system multi-word token. We use the LCS (longest common subsequence) algorithm for that.</text:p>
      <text:p text:style-name="Text_20_body"><text:span text:style-name="T6">Sentence boundaries</text:span><text:span text:style-name="T7">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must be at least one gold relation that the system did not find;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0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6cm" fo:margin-right="1.6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9T14:54:33.248000000</dc:date>
    <dc:creator>Daniel Zeman</dc:creator>
    <meta:editing-duration>PT10H58M4S</meta:editing-duration>
    <meta:editing-cycles>54</meta:editing-cycles>
    <meta:generator>LibreOffice/5.0.5.2$Windows_x86 LibreOffice_project/55b006a02d247b5f7215fc6ea0fde844b30035b3</meta:generator>
    <meta:document-statistic meta:table-count="1" meta:image-count="0" meta:object-count="0" meta:page-count="5" meta:paragraph-count="58" meta:word-count="2734" meta:character-count="16983" meta:non-whitespace-character-count="14314"/>
  </office:meta>
</office:document-meta>
</file>